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4181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512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606060.484551" calcext:value-type="float">
            <text:p>606060.484551</text:p>
          </table:table-cell>
        </table:table-row>
        <table:table-row table:style-name="ro1">
          <table:table-cell table:formula="of:=[.A2]" office:value-type="string" office:string-value="c3.8xlarge" calcext:value-type="string">
            <text:p>c3.8xlarge</text:p>
          </table:table-cell>
          <table:table-cell table:formula="of:=[.B2]*2" office:value-type="float" office:value="64" calcext:value-type="float">
            <text:p>64</text:p>
          </table:table-cell>
          <table:table-cell table:formula="of:=[.C2]*2" office:value-type="float" office:value="216" calcext:value-type="float">
            <text:p>216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512000" calcext:value-type="float">
            <text:p>512000</text:p>
          </table:table-cell>
          <table:table-cell table:formula="of:=[.F2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608731.277474" calcext:value-type="float">
            <text:p>608731.277474</text:p>
          </table:table-cell>
        </table:table-row>
        <table:table-row table:style-name="ro1">
          <table:table-cell table:formula="of:=[.A3]" office:value-type="string" office:string-value="c3.8xlarge" calcext:value-type="string">
            <text:p>c3.8xlarge</text:p>
          </table:table-cell>
          <table:table-cell table:formula="of:=[.B3]*2" office:value-type="float" office:value="128" calcext:value-type="float">
            <text:p>128</text:p>
          </table:table-cell>
          <table:table-cell table:formula="of:=[.C3]*2" office:value-type="float" office:value="432" calcext:value-type="float">
            <text:p>432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278842.392192" calcext:value-type="float">
            <text:p>278842.392192</text:p>
          </table:table-cell>
        </table:table-row>
        <table:table-row table:style-name="ro1">
          <table:table-cell table:formula="of:=[.A4]" office:value-type="string" office:string-value="c3.8xlarge" calcext:value-type="string">
            <text:p>c3.8xlarge</text:p>
          </table:table-cell>
          <table:table-cell table:formula="of:=[.B4]*2" office:value-type="float" office:value="256" calcext:value-type="float">
            <text:p>256</text:p>
          </table:table-cell>
          <table:table-cell table:formula="of:=[.C4]*2" office:value-type="float" office:value="864" calcext:value-type="float">
            <text:p>864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124490.872438" calcext:value-type="float">
            <text:p>124490.872438</text:p>
          </table:table-cell>
        </table:table-row>
        <table:table-row table:style-name="ro1">
          <table:table-cell table:formula="of:=[.A5]" office:value-type="string" office:string-value="c3.8xlarge" calcext:value-type="string">
            <text:p>c3.8xlarge</text:p>
          </table:table-cell>
          <table:table-cell table:formula="of:=[.B5]*2" office:value-type="float" office:value="512" calcext:value-type="float">
            <text:p>512</text:p>
          </table:table-cell>
          <table:table-cell table:formula="of:=[.C5]*2" office:value-type="float" office:value="1728" calcext:value-type="float">
            <text:p>1728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101540.509569" calcext:value-type="float">
            <text:p>101540.509569</text:p>
          </table:table-cell>
        </table:table-row>
        <table:table-row table:style-name="ro1">
          <table:table-cell table:formula="of:=[.A6]" office:value-type="string" office:string-value="c3.8xlarge" calcext:value-type="string">
            <text:p>c3.8xlarge</text:p>
          </table:table-cell>
          <table:table-cell table:formula="of:=[.B2]*[.D7]" office:value-type="float" office:value="992" calcext:value-type="float">
            <text:p>992</text:p>
          </table:table-cell>
          <table:table-cell table:formula="of:=[.D7]*[.C2]" office:value-type="float" office:value="3348" calcext:value-type="float">
            <text:p>3348</text:p>
          </table:table-cell>
          <table:table-cell office:value-type="float" office:value="31" calcext:value-type="float">
            <text:p>31</text:p>
          </table:table-cell>
          <table:table-cell table:formula="of:=[.E6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118349.245067" calcext:value-type="float">
            <text:p>118349.245067</text:p>
          </table:table-cell>
        </table:table-row>
      </table:table>
      <table:table table:name="1024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2]*32" office:value-type="float" office:value="32" calcext:value-type="float">
            <text:p>32</text:p>
          </table:table-cell>
          <table:table-cell table:formula="of:=108*[.D2]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707333.425058" calcext:value-type="float">
            <text:p>707333.425058</text:p>
          </table:table-cell>
        </table:table-row>
        <table:table-row table:style-name="ro1">
          <table:table-cell table:formula="of:=[.A2]" office:value-type="string" office:string-value="c3.8xlarge" calcext:value-type="string">
            <text:p>c3.8xlarge</text:p>
          </table:table-cell>
          <table:table-cell table:formula="of:=[.D3]*32" office:value-type="float" office:value="64" calcext:value-type="float">
            <text:p>64</text:p>
          </table:table-cell>
          <table:table-cell table:formula="of:=108*[.D3]" office:value-type="float" office:value="216" calcext:value-type="float">
            <text:p>216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1024000" calcext:value-type="float">
            <text:p>1024000</text:p>
          </table:table-cell>
          <table:table-cell table:formula="of:=[.F2]" office:value-type="float" office:value="128" calcext:value-type="float">
            <text:p>128</text:p>
          </table:table-cell>
          <table:table-cell table:formula="of:=[.G2]"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717702.082362" calcext:value-type="float">
            <text:p>717702.082362</text:p>
          </table:table-cell>
        </table:table-row>
        <table:table-row table:style-name="ro1">
          <table:table-cell table:formula="of:=[.A3]" office:value-type="string" office:string-value="c3.8xlarge" calcext:value-type="string">
            <text:p>c3.8xlarge</text:p>
          </table:table-cell>
          <table:table-cell table:formula="of:=[.D4]*32" office:value-type="float" office:value="128" calcext:value-type="float">
            <text:p>128</text:p>
          </table:table-cell>
          <table:table-cell table:formula="of:=108*[.D4]" office:value-type="float" office:value="432" calcext:value-type="float">
            <text:p>432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1024000" calcext:value-type="float">
            <text:p>1024000</text:p>
          </table:table-cell>
          <table:table-cell table:formula="of:=[.F3]" office:value-type="float" office:value="128" calcext:value-type="float">
            <text:p>128</text:p>
          </table:table-cell>
          <table:table-cell table:formula="of:=[.G3]"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329656.053535" calcext:value-type="float">
            <text:p>329656.053535</text:p>
          </table:table-cell>
        </table:table-row>
        <table:table-row table:style-name="ro1">
          <table:table-cell table:formula="of:=[.A4]" office:value-type="string" office:string-value="c3.8xlarge" calcext:value-type="string">
            <text:p>c3.8xlarge</text:p>
          </table:table-cell>
          <table:table-cell table:formula="of:=[.D5]*32" office:value-type="float" office:value="256" calcext:value-type="float">
            <text:p>256</text:p>
          </table:table-cell>
          <table:table-cell table:formula="of:=108*[.D5]" office:value-type="float" office:value="864" calcext:value-type="float">
            <text:p>864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1024000" calcext:value-type="float">
            <text:p>1024000</text:p>
          </table:table-cell>
          <table:table-cell table:formula="of:=[.F4]" office:value-type="float" office:value="128" calcext:value-type="float">
            <text:p>128</text:p>
          </table:table-cell>
          <table:table-cell table:formula="of:=[.G4]"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141611.249829" calcext:value-type="float">
            <text:p>141611.249829</text:p>
          </table:table-cell>
        </table:table-row>
        <table:table-row table:style-name="ro1">
          <table:table-cell table:formula="of:=[.A5]" office:value-type="string" office:string-value="c3.8xlarge" calcext:value-type="string">
            <text:p>c3.8xlarge</text:p>
          </table:table-cell>
          <table:table-cell table:formula="of:=[.D6]*32" office:value-type="float" office:value="512" calcext:value-type="float">
            <text:p>512</text:p>
          </table:table-cell>
          <table:table-cell table:formula="of:=108*[.D6]" office:value-type="float" office:value="1728" calcext:value-type="float">
            <text:p>1728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1024000" calcext:value-type="float">
            <text:p>1024000</text:p>
          </table:table-cell>
          <table:table-cell table:formula="of:=[.F5]" office:value-type="float" office:value="128" calcext:value-type="float">
            <text:p>128</text:p>
          </table:table-cell>
          <table:table-cell table:formula="of:=[.G5]"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123347.247137" calcext:value-type="float">
            <text:p>123347.247137</text:p>
          </table:table-cell>
        </table:table-row>
        <table:table-row table:style-name="ro1">
          <table:table-cell table:formula="of:=[.A6]" office:value-type="string" office:string-value="c3.8xlarge" calcext:value-type="string">
            <text:p>c3.8xlarge</text:p>
          </table:table-cell>
          <table:table-cell table:formula="of:=[.D7]*32" office:value-type="float" office:value="992" calcext:value-type="float">
            <text:p>992</text:p>
          </table:table-cell>
          <table:table-cell table:formula="of:=108*[.D7]" office:value-type="float" office:value="3348" calcext:value-type="float">
            <text:p>3348</text:p>
          </table:table-cell>
          <table:table-cell office:value-type="float" office:value="31" calcext:value-type="float">
            <text:p>31</text:p>
          </table:table-cell>
          <table:table-cell table:formula="of:=[.E6]" office:value-type="float" office:value="1024000" calcext:value-type="float">
            <text:p>1024000</text:p>
          </table:table-cell>
          <table:table-cell table:formula="of:=[.F6]" office:value-type="float" office:value="128" calcext:value-type="float">
            <text:p>128</text:p>
          </table:table-cell>
          <table:table-cell table:formula="of:=[.G6]"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130417.001379" calcext:value-type="float">
            <text:p>130417.001379</text:p>
          </table:table-cell>
        </table:table-row>
      </table:table>
      <table:table table:name="2048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2]*32" office:value-type="float" office:value="32" calcext:value-type="float">
            <text:p>32</text:p>
          </table:table-cell>
          <table:table-cell table:formula="of:=108*[.D2]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048000" calcext:value-type="float">
            <text:p>2048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3]*32" office:value-type="float" office:value="64" calcext:value-type="float">
            <text:p>64</text:p>
          </table:table-cell>
          <table:table-cell table:formula="of:=108*[.D3]"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formula="of:=[.E2]" office:value-type="float" office:value="2048000" calcext:value-type="float">
            <text:p>2048000</text:p>
          </table:table-cell>
          <table:table-cell table:formula="of:=[.F2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948884.724092" calcext:value-type="float">
            <text:p>948884.72409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4]*32" office:value-type="float" office:value="128" calcext:value-type="float">
            <text:p>128</text:p>
          </table:table-cell>
          <table:table-cell table:formula="of:=108*[.D4]"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table:formula="of:=[.E3]" office:value-type="float" office:value="2048000" calcext:value-type="float">
            <text:p>2048000</text:p>
          </table:table-cell>
          <table:table-cell table:formula="of:=[.F3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436453.319604" calcext:value-type="float">
            <text:p>436453.31960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5]*32" office:value-type="float" office:value="256" calcext:value-type="float">
            <text:p>256</text:p>
          </table:table-cell>
          <table:table-cell table:formula="of:=108*[.D5]" office:value-type="float" office:value="864" calcext:value-type="float">
            <text:p>864</text:p>
          </table:table-cell>
          <table:table-cell office:value-type="float" office:value="8" calcext:value-type="float">
            <text:p>8</text:p>
          </table:table-cell>
          <table:table-cell table:formula="of:=[.E4]" office:value-type="float" office:value="2048000" calcext:value-type="float">
            <text:p>2048000</text:p>
          </table:table-cell>
          <table:table-cell table:formula="of:=[.F4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222327.732771" calcext:value-type="float">
            <text:p>222327.73277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6]*32" office:value-type="float" office:value="512" calcext:value-type="float">
            <text:p>512</text:p>
          </table:table-cell>
          <table:table-cell table:formula="of:=108*[.D6]" office:value-type="float" office:value="1728" calcext:value-type="float">
            <text:p>1728</text:p>
          </table:table-cell>
          <table:table-cell office:value-type="float" office:value="16" calcext:value-type="float">
            <text:p>16</text:p>
          </table:table-cell>
          <table:table-cell table:formula="of:=[.E5]" office:value-type="float" office:value="2048000" calcext:value-type="float">
            <text:p>2048000</text:p>
          </table:table-cell>
          <table:table-cell table:formula="of:=[.F5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142540.357738" calcext:value-type="float">
            <text:p>142540.35773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7]*32" office:value-type="float" office:value="1024" calcext:value-type="float">
            <text:p>1024</text:p>
          </table:table-cell>
          <table:table-cell table:formula="of:=108*[.D7]" office:value-type="float" office:value="3456" calcext:value-type="float">
            <text:p>3456</text:p>
          </table:table-cell>
          <table:table-cell office:value-type="float" office:value="32" calcext:value-type="float">
            <text:p>32</text:p>
          </table:table-cell>
          <table:table-cell table:formula="of:=[.E6]" office:value-type="float" office:value="2048000" calcext:value-type="float">
            <text:p>2048000</text:p>
          </table:table-cell>
          <table:table-cell table:formula="of:=[.F6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/>
        </table:table-row>
      </table:table>
      <table:table table:name="4096k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2]*32" office:value-type="float" office:value="32" calcext:value-type="float">
            <text:p>32</text:p>
          </table:table-cell>
          <table:table-cell table:formula="of:=108*[.D2]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96000" calcext:value-type="float">
            <text:p>4096000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table:formula="of:=[.A2]" office:value-type="string" office:string-value="c3.8xlarge" calcext:value-type="string">
            <text:p>c3.8xlarge</text:p>
          </table:table-cell>
          <table:table-cell table:formula="of:=[.D3]*32" office:value-type="float" office:value="64" calcext:value-type="float">
            <text:p>64</text:p>
          </table:table-cell>
          <table:table-cell table:formula="of:=108*[.D3]" office:value-type="float" office:value="216" calcext:value-type="float">
            <text:p>216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4096000" calcext:value-type="float">
            <text:p>4096000</text:p>
          </table:table-cell>
          <table:table-cell table:formula="of:=[.F2]"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table:formula="of:=[.A3]" office:value-type="string" office:string-value="c3.8xlarge" calcext:value-type="string">
            <text:p>c3.8xlarge</text:p>
          </table:table-cell>
          <table:table-cell table:formula="of:=[.D4]*32" office:value-type="float" office:value="128" calcext:value-type="float">
            <text:p>128</text:p>
          </table:table-cell>
          <table:table-cell table:formula="of:=108*[.D4]" office:value-type="float" office:value="432" calcext:value-type="float">
            <text:p>432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4096000" calcext:value-type="float">
            <text:p>4096000</text:p>
          </table:table-cell>
          <table:table-cell table:formula="of:=[.F3]"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table:formula="of:=[.A4]" office:value-type="string" office:string-value="c3.8xlarge" calcext:value-type="string">
            <text:p>c3.8xlarge</text:p>
          </table:table-cell>
          <table:table-cell table:formula="of:=[.D5]*32" office:value-type="float" office:value="256" calcext:value-type="float">
            <text:p>256</text:p>
          </table:table-cell>
          <table:table-cell table:formula="of:=108*[.D5]" office:value-type="float" office:value="864" calcext:value-type="float">
            <text:p>864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4096000" calcext:value-type="float">
            <text:p>4096000</text:p>
          </table:table-cell>
          <table:table-cell table:formula="of:=[.F4]"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table:formula="of:=[.A5]" office:value-type="string" office:string-value="c3.8xlarge" calcext:value-type="string">
            <text:p>c3.8xlarge</text:p>
          </table:table-cell>
          <table:table-cell table:formula="of:=[.D6]*32" office:value-type="float" office:value="512" calcext:value-type="float">
            <text:p>512</text:p>
          </table:table-cell>
          <table:table-cell table:formula="of:=108*[.D6]" office:value-type="float" office:value="1728" calcext:value-type="float">
            <text:p>1728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4096000" calcext:value-type="float">
            <text:p>4096000</text:p>
          </table:table-cell>
          <table:table-cell table:formula="of:=[.F5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345119.611572" calcext:value-type="float">
            <text:p>345119.611572</text:p>
          </table:table-cell>
        </table:table-row>
        <table:table-row table:style-name="ro1">
          <table:table-cell table:formula="of:=[.A6]" office:value-type="string" office:string-value="c3.8xlarge" calcext:value-type="string">
            <text:p>c3.8xlarge</text:p>
          </table:table-cell>
          <table:table-cell table:formula="of:=[.D7]*32" office:value-type="float" office:value="1024" calcext:value-type="float">
            <text:p>1024</text:p>
          </table:table-cell>
          <table:table-cell table:formula="of:=108*[.D7]" office:value-type="float" office:value="3456" calcext:value-type="float">
            <text:p>3456</text:p>
          </table:table-cell>
          <table:table-cell table:formula="of:=[.D6]*2" office:value-type="float" office:value="32" calcext:value-type="float">
            <text:p>32</text:p>
          </table:table-cell>
          <table:table-cell table:formula="of:=[.E6]" office:value-type="float" office:value="4096000" calcext:value-type="float">
            <text:p>4096000</text:p>
          </table:table-cell>
          <table:table-cell table:formula="of:=[.F6]" office:value-type="float" office:value="128" calcext:value-type="float">
            <text:p>12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 style:data-style-name="N2" text:time-value="16:22:56.4611274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Gardner</meta:initial-creator>
    <meta:creation-date>2016-10-04T07:31:31.788721855</meta:creation-date>
    <meta:generator>LibreOffice/4.2.8.2$Linux_X86_64 LibreOffice_project/420m0$Build-2</meta:generator>
    <dc:date>2016-10-04T18:13:36.778873405</dc:date>
    <meta:editing-duration>PT6H43M19S</meta:editing-duration>
    <meta:editing-cycles>20</meta:editing-cycles>
    <meta:document-statistic meta:table-count="4" meta:cell-count="281" meta:object-count="0"/>
  </office:meta>
</office:document-meta>
</file>